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officeooo:rsid="000bf718" officeooo:paragraph-rsid="000bf718"/>
    </style:style>
    <style:style style:name="P2" style:family="paragraph" style:parent-style-name="Standard">
      <style:text-properties officeooo:rsid="000bf718" officeooo:paragraph-rsid="000ce8cd"/>
    </style:style>
    <style:style style:name="P3" style:family="paragraph" style:parent-style-name="Standard">
      <style:text-properties officeooo:rsid="000ce8cd" officeooo:paragraph-rsid="000ce8cd"/>
    </style:style>
    <style:style style:name="P4" style:family="paragraph" style:parent-style-name="Standard">
      <style:text-properties officeooo:rsid="000da289" officeooo:paragraph-rsid="000da289"/>
    </style:style>
    <style:style style:name="P5" style:family="paragraph" style:parent-style-name="Standard">
      <style:text-properties officeooo:rsid="000e67fd" officeooo:paragraph-rsid="000e67fd"/>
    </style:style>
    <style:style style:name="P6" style:family="paragraph" style:parent-style-name="Standard">
      <style:text-properties officeooo:rsid="000efdfe" officeooo:paragraph-rsid="000f2714"/>
    </style:style>
    <style:style style:name="P7" style:family="paragraph" style:parent-style-name="Standard">
      <style:text-properties officeooo:rsid="001218cf" officeooo:paragraph-rsid="000f2714"/>
    </style:style>
    <style:style style:name="P8" style:family="paragraph" style:parent-style-name="Standard">
      <style:text-properties officeooo:rsid="000bf718" officeooo:paragraph-rsid="000f2714"/>
    </style:style>
    <style:style style:name="P9" style:family="paragraph" style:parent-style-name="Standard">
      <style:text-properties officeooo:rsid="00101545" officeooo:paragraph-rsid="000f2714"/>
    </style:style>
    <style:style style:name="P10" style:family="paragraph" style:parent-style-name="Standard">
      <style:text-properties officeooo:rsid="000ce8cd" officeooo:paragraph-rsid="000f2714"/>
    </style:style>
    <style:style style:name="P11" style:family="paragraph" style:parent-style-name="Standard">
      <style:text-properties officeooo:rsid="000da289" officeooo:paragraph-rsid="000f2714"/>
    </style:style>
    <style:style style:name="P12" style:family="paragraph" style:parent-style-name="Standard">
      <style:text-properties officeooo:rsid="000e67fd" officeooo:paragraph-rsid="000f2714"/>
    </style:style>
    <style:style style:name="T1" style:family="text">
      <style:text-properties officeooo:rsid="000ce8cd"/>
    </style:style>
    <style:style style:name="T2" style:family="text">
      <style:text-properties officeooo:rsid="000da289"/>
    </style:style>
    <style:style style:name="T3" style:family="text">
      <style:text-properties officeooo:rsid="000dedfa"/>
    </style:style>
    <style:style style:name="T4" style:family="text">
      <style:text-properties officeooo:rsid="0012c9ca"/>
    </style:style>
    <style:style style:name="T5" style:family="text">
      <style:text-properties officeooo:rsid="00112c8f"/>
    </style:style>
    <style:style style:name="T6" style:family="text">
      <style:text-properties officeooo:rsid="0010154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MC723 – Relatório Exercício 1</text:p>
      <text:p text:style-name="P8"/>
      <text:p text:style-name="P8">Andre Tsuyoshi Sakiyama<text:tab/>RA: 150547</text:p>
      <text:p text:style-name="P8"/>
      <text:p text:style-name="P9">Todos os testes foram feitos em um MacBook Pro 13', com processador Intel core i5 2,8 GHz.</text:p>
      <text:p text:style-name="P8"/>
      <text:p text:style-name="P8">Passo 1: Compilação do primo.c</text:p>
      <text:p text:style-name="P8"><text:tab/>- Sem opção extra</text:p>
      <text:p text:style-name="P8"><text:tab/><text:tab/><text:span text:style-name="T5">compilação</text:span>: 0.0<text:span text:style-name="T6">43</text:span>s</text:p>
      <text:p text:style-name="P8"/>
      <text:p text:style-name="P8"><text:tab/>-Opção -O0</text:p>
      <text:p text:style-name="P8"><text:tab/><text:tab/><text:span text:style-name="T5">compilação</text:span>: 0.0<text:span text:style-name="T6">45</text:span>s</text:p>
      <text:p text:style-name="P8"><text:tab/></text:p>
      <text:p text:style-name="P8"><text:tab/>-Opção -O1</text:p>
      <text:p text:style-name="P8"><text:tab/><text:tab/><text:span text:style-name="T5">compilação</text:span>: 0.<text:span text:style-name="T1">050</text:span>s</text:p>
      <text:p text:style-name="P8"/>
      <text:p text:style-name="P8"><text:tab/>-Opção -O2</text:p>
      <text:p text:style-name="P8"><text:tab/><text:tab/><text:span text:style-name="T5">compilação</text:span>: 0.<text:span text:style-name="T1">052</text:span>s</text:p>
      <text:p text:style-name="P8"/>
      <text:p text:style-name="P8"><text:tab/>-<text:span text:style-name="T1">Opção -O3</text:span></text:p>
      <text:p text:style-name="P8"><text:tab/><text:tab/><text:span text:style-name="T5">compilação: 0.053s</text:span></text:p>
      <text:p text:style-name="P8"/>
      <text:p text:style-name="P10">O melhor tempo <text:span text:style-name="T6">foi sem opção extra.</text:span></text:p>
      <text:p text:style-name="P10"/>
      <text:p text:style-name="P10">A opção -mtune <text:span text:style-name="T2">diz ao compilador qual o tipo do processador que o usuário quer que ele se sintonize, criando assim um código mais otimizado para tal tipo de processador. Existem vaŕios parâmetros para esta opção, podendo ser generic, que sintoniza aos processadores mais comuns exitentes, ou native, que sintoniza ao processador nativo da máquina atual, ou escolher especificamente um processador em particular.</text:span></text:p>
      <text:p text:style-name="P10"/>
      <text:p text:style-name="P11">No caso utilizei a -mtune=native, <text:span text:style-name="T3">o tempo de compilação foi 0.044s.</text:span></text:p>
      <text:p text:style-name="P11"/>
      <text:p text:style-name="P11"/>
      <text:p text:style-name="P12">Passo 2: Makefile</text:p>
      <text:p text:style-name="P12"/>
      <text:p text:style-name="P6">Para compilar um programa com vários arquivos, além de fazer as alterações necessárias, basta colocar os nomes dos arquivos no comando de compilação. Um exemplo seria: gcc -o executavel arquivo1.c arquivo2.c</text:p>
      <text:p text:style-name="P6"/>
      <text:p text:style-name="P9">A compilação do programa com o Makefile <text:span text:style-name="T5">foi ligeiramente mais devagar, com o tempo de 0.05s, isso se deve ao fato de que o compilador precisa procurar e achar todos o arquivos pertencentes ao programa em questão.</text:span></text:p>
      <text:p text:style-name="P9"/>
      <text:p text:style-name="P7">Passo 3: Todos os primos até n (não otimizado)</text:p>
      <text:p text:style-name="P7"/>
      <text:p text:style-name="P7">Os arquivos foram devidamente modificados e testados. O tempo de compilação do programa com um arquivo fonte foi de 0.048s e com dois arquivos fonte foi 0.05s. <text:span text:style-name="T4">A diferença diminui, mas ainda está dentro do esperad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6T15:23:48.644677000</meta:creation-date>
    <meta:editing-duration>PT11M34S</meta:editing-duration>
    <meta:editing-cycles>3</meta:editing-cycles>
    <meta:generator>LibreOffice/4.4.5.2$MacOSX_X86_64 LibreOffice_project/a22f674fd25a3b6f45bdebf25400ed2adff0ff99</meta:generator>
    <dc:date>2016-03-06T15:49:50.905038000</dc:date>
    <meta:document-statistic meta:table-count="0" meta:image-count="0" meta:object-count="0" meta:page-count="1" meta:paragraph-count="23" meta:word-count="250" meta:character-count="1556" meta:non-whitespace-character-count="1311"/>
  </office:meta>
</office:document-meta>
</file>